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Header">
      <style:text-properties style:font-name="DejaVu Sans Mono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Standard">
      <style:paragraph-properties fo:text-align="center" style:justify-single-word="false"/>
      <style:text-properties style:font-name="DejaVu Sans1"/>
    </style:style>
    <style:style style:name="P4" style:family="paragraph" style:parent-style-name="Standard">
      <style:paragraph-properties fo:text-align="center" style:justify-single-word="false"/>
      <style:text-properties style:font-name="DejaVu Sans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.915cm" style:auto-text-indent="false"/>
      <style:text-properties style:font-name="DejaVu Sans1"/>
    </style:style>
    <style:style style:name="P6" style:family="paragraph" style:parent-style-name="Standard">
      <style:paragraph-properties fo:margin-left="0cm" fo:margin-right="0cm" fo:text-indent="0.915cm" style:auto-text-indent="false"/>
      <style:text-properties style:font-name="DejaVu Sans1"/>
    </style:style>
    <style:style style:name="T1" style:family="text">
      <style:text-properties style:font-name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Laboratori de Comunicacions 2</text:p>
      <text:p text:style-name="P2"/>
      <text:p text:style-name="P2"/>
      <text:p text:style-name="P5">Tasca complementària 4 (28/03/11)</text:p>
      <text:p text:style-name="P5"/>
      <text:p text:style-name="P5"/>
      <text:p text:style-name="P5">Per a implementar FSK-4 podem fer servir l'esquema proposat a la pràctica o un de totalment diferent que potser sigui més senzill depenent de les freqüències.</text:p>
      <text:p text:style-name="P5"/>
      <text:p text:style-name="P5">Si no fem ús de l'esquema de la pràctica tenim diverses opcions:</text:p>
      <text:p text:style-name="P5"/>
      <text:p text:style-name="P5">- Generem 4 taules amb un període de cada una de les freqüències. La sortida és les mostres de la taula (repetint-se indefinidament) per cada símbol. Cada símbol fa ús d'una taula.</text:p>
      <text:p text:style-name="P5">- Generem només una taula i fem ús de les freqüències doble, triple i quàdruple. Per a fer-ho enlloc d'avançar l'array de 1 en 1 ho fem en passos de 2, 3 o 4. Així estem fent servir una sola taula ja que les altres 3 taules contindrien valors d'aquesta primera i ens els estalviem.</text:p>
      <text:p text:style-name="P5"/>
      <text:p text:style-name="P5">Si volem imitar l'esquema de la pràctica podem fer el mateix que feiem (és a dir I[n] = cos(2<text:span text:style-name="T1">πfd1n) Q[n] = sin(2πfd1n)) però ara tenim dues taules enlloc d'una i a cada taula i posem una freqüència diferent. Si abans podíem generar 2 símbols ara en podrem generar 4.</text:span></text:p>
      <text:p text:style-name="P5"><text:span text:style-name="T1"/></text:p>
      <text:p text:style-name="P5"><text:span text:style-name="T1">De tota manera es pot implementar de diverses formes, tot dependrà de si tenim més restriccions de memòria, temps de CPU,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 Mon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David Guillen Fan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2-27T22:14:37</meta:creation-date>
    <dc:date>2011-03-22T22:52:09</dc:date>
    <dc:creator>David Fandos</dc:creator>
    <meta:editing-duration>PT02H01M47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207" meta:character-count="1159"/>
  </office:meta>
</office:document-meta>
</file>